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paragraph-properties fo:margin-top="0in" fo:margin-bottom="0.111in" style:contextual-spacing="false"/>
      <style:text-properties officeooo:paragraph-rsid="0015e589"/>
    </style:style>
    <style:style style:name="P2" style:family="paragraph" style:parent-style-name="Standard" style:list-style-name="L5">
      <style:paragraph-properties fo:margin-top="0in" fo:margin-bottom="0.111in" style:contextual-spacing="false"/>
      <style:text-properties officeooo:paragraph-rsid="0015e589"/>
    </style:style>
    <style:style style:name="P3" style:family="paragraph" style:parent-style-name="Standard" style:list-style-name="L6">
      <style:paragraph-properties fo:margin-top="0in" fo:margin-bottom="0.111in" style:contextual-spacing="false"/>
      <style:text-properties officeooo:paragraph-rsid="0015e589"/>
    </style:style>
    <style:style style:name="P4" style:family="paragraph" style:parent-style-name="Standard" style:list-style-name="L7">
      <style:paragraph-properties fo:margin-top="0in" fo:margin-bottom="0.111in" style:contextual-spacing="false"/>
      <style:text-properties officeooo:paragraph-rsid="0015e589"/>
    </style:style>
    <style:style style:name="P5" style:family="paragraph" style:parent-style-name="Standard">
      <style:paragraph-properties fo:margin-top="0in" fo:margin-bottom="0.111in" style:contextual-spacing="false"/>
      <style:text-properties officeooo:paragraph-rsid="0015e589"/>
    </style:style>
    <style:style style:name="T1" style:family="text">
      <style:text-properties officeooo:rsid="001c0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Content-based Systems:</text:p>
      <text:list text:style-name="L2">
        <text:list-item>
          <text:p text:style-name="P1">Tạo embeddings cho items bằng LLM</text:p>
        </text:list-item>
        <text:list-item>
          <text:p text:style-name="P1">Mỗi user được đại diện bởi 1 mạng neural</text:p>
        </text:list-item>
        <text:list-item>
          <text:p text:style-name="P1">Input của mạng: Các vector embeddings của các items mà user đã rated</text:p>
        </text:list-item>
        <text:list-item>
          <text:p text:style-name="P1">Output =&gt; Rating dự đoán =&gt; Metric: So sánh rating dự đoán và rating thực tế</text:p>
        </text:list-item>
        <text:list-item>
          <text:p text:style-name="P1">Ưu điểm: Tận dụng được nhiều thông tin hơn trong embeddings</text:p>
        </text:list-item>
        <text:list-item>
          <text:p text:style-name="P1">Nhược điểm: Mỗi user 1 mạng neural có vẻ hơi căng về mặt chi phí</text:p>
        </text:list-item>
      </text:list>
      <text:p text:style-name="P5">+) Matrix-Factorization:</text:p>
      <text:list text:style-name="L5">
        <text:list-item>
          <text:p text:style-name="P2">Input: User-Item Matrix (Có nhiều giá trị chưa được điển)</text:p>
        </text:list-item>
        <text:list-item>
          <text:p text:style-name="P2">Output: Hai matrix đặc trưng của users và items =&gt; Từ hai cái này tính luôn được user-item matrix (utility matrix, đã điền đầy)<text:tab/></text:p>
        </text:list-item>
      </text:list>
      <text:p text:style-name="P5">+) How to co-traini<text:span text:style-name="T1">ng:</text:span></text:p>
      <text:list text:style-name="L6">
        <text:list-item>
          <text:p text:style-name="P3">Nói chung cả hai model MF và CBS đều dùng labeled data làm input và dự đoán các unlabeled data</text:p>
        </text:list-item>
        <text:list-item>
          <text:p text:style-name="P3">Lặp và dừng: Vậy nên các thức để tính confidence đơn giản nhất chính là dựa trên độ chênh lệch giữa hai dự đoán của hai model cho các unlabeled data, cái nào có confidence cao (&gt; 0.8) thì gán nhãn đó cho nó luôn. Sau quá trình duyệt gán thêm nhãn thì dataset được mở rộng và dùng dataset mở rộng để re-train, cứ như vậy đến khi dataset không thể mở rộng nữa</text:p>
        </text:list-item>
        <text:list-item>
          <text:p text:style-name="P3">Ngoài ra để tránh overfit, một ngưỡng số lần lặp có thể được đặt ra để dừng khi chạm ngưỡng. Hoặc một ngưỡng về lượng gia tăng của metric cũng có thể được đặt ra, nếu lượng cải thiện không vượt được ngưỡng thì sẽ stop </text:p>
        </text:list-item>
        <text:list-item>
          <text:p text:style-name="P3">Nâng cao hơn: thay vì khi dataset không thể mở rộng thì có thể thay bằng việc dataset mở rộng nhưng số lượng mở rộng là quá ít (ít hơn x sample)</text:p>
        </text:list-item>
      </text:list>
      <text:p text:style-name="P5">+) Thay vì dùng MF, có thể dùng luôn MVAE:</text:p>
      <text:list text:style-name="L7">
        <text:list-item>
          <text:p text:style-name="P4">Input: </text:p>
        </text:list-item>
        <text:list-item>
          <text:p text:style-name="P4">Output: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7:23:50.164487714</meta:creation-date>
    <dc:date>2025-02-23T17:24:21.114513762</dc:date>
    <meta:editing-duration>PT31S</meta:editing-duration>
    <meta:editing-cycles>1</meta:editing-cycles>
    <meta:document-statistic meta:table-count="0" meta:image-count="0" meta:object-count="0" meta:page-count="1" meta:paragraph-count="18" meta:word-count="312" meta:character-count="1480" meta:non-whitespace-character-count="1196"/>
    <meta:generator>LibreOffice/24.2.7.2$Linux_X86_64 LibreOffice_project/420$Build-2</meta:generator>
  </office:meta>
</office:document-meta>
</file>